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c69c" officeooo:paragraph-rsid="000dc69c"/>
    </style:style>
    <style:style style:name="P5" style:family="paragraph" style:parent-style-name="Text_20_body">
      <style:paragraph-properties fo:text-align="start" style:justify-single-word="false"/>
      <style:text-properties style:font-name="Georgia" officeooo:rsid="000dc69c" officeooo:paragraph-rsid="000dc69c"/>
    </style:style>
    <style:style style:name="P6" style:family="paragraph" style:parent-style-name="Title">
      <style:text-properties style:font-name="Georgia" officeooo:rsid="000dc69c" officeooo:paragraph-rsid="000dc69c"/>
    </style:style>
    <style:style style:name="P7" style:family="paragraph" style:parent-style-name="Text_20_body">
      <style:paragraph-properties fo:text-align="start" style:justify-single-word="false"/>
      <style:text-properties style:font-name="Georgia" officeooo:rsid="000dc69c" officeooo:paragraph-rsid="000dc69c"/>
    </style:style>
    <style:style style:name="P8" style:family="paragraph" style:parent-style-name="Text_20_body">
      <style:paragraph-properties fo:text-align="start" style:justify-single-word="false"/>
      <style:text-properties style:font-name="Georgia" officeooo:rsid="000f7cdc" officeooo:paragraph-rsid="000f7cdc"/>
    </style:style>
    <style:style style:name="P9" style:family="paragraph" style:parent-style-name="Text_20_body">
      <style:paragraph-properties fo:text-align="center" style:justify-single-word="false"/>
      <style:text-properties style:font-name="Georgia" officeooo:rsid="000f7cdc" officeooo:paragraph-rsid="000f7cdc"/>
    </style:style>
    <style:style style:name="T1" style:family="text">
      <style:text-properties officeooo:rsid="000ddf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bducted</text:p>
      <text:p text:style-name="P3">104</text:p>
      <text:p text:style-name="P4">by Kyle Eggleston</text:p>
      <text:p text:style-name="P4"/>
      <text:p text:style-name="P5"><text:tab/>Joe was asleep on the couch. It was midnight. <text:span text:style-name="T1">Miranda was fast asleep in Joe’s room as usual. A bright light surrounded the apartment, Joe’s body began to levitate into the air and out the window. Soon he was gone.</text:span></text:p>
      <text:p text:style-name="P5"><text:tab/><text:span text:style-name="T1">Miranda awoke from a nightmare. She rushed out to the living room to find the couch empty. Searching the entire apartment, she couldn’t find Joe anywhere. Putting on a robe, she ran outside and down the stairs to where Joe’s car was parked. It was still there. She began to panic. Where could he have gone at this time of night? She wondered. He wouldn’t have just left without telling her.</text:span></text:p>
      <text:p text:style-name="P5"><text:tab/><text:span text:style-name="T1">That’s when she saw the alien craft hovering over the apartment. It quickly zoomed out of view and into space. Miranda soon realized Joe had been abducted. She didn’t recognize the alien craft, it wasn’t from her home planet. Her people’s ships were saucer shaped. This ship was elongated with engine pods on either side of it’s main hull.</text:span></text:p>
      <text:p text:style-name="P5"><text:tab/><text:span text:style-name="T1">Rushing back into the apartment, Miranda quickly drew a sketch of the craft she had seen before it was gone from her memory. Someone had abducted Joe.</text:span></text:p>
      <text:p text:style-name="P5"/>
      <text:p text:style-name="P9">* * *</text:p>
      <text:p text:style-name="P9"/>
      <text:p text:style-name="P8"><text:tab/>Onboard the alien space craft, Joe slept. Two aliens approached him. They were roughly seven foot in height with several arms and other appendages. One of the aliens picked up a scanning device and ran it along Joe’s body. He looked to his colleague.</text:p>
      <text:p text:style-name="P8"><text:tab/>“The chip is still implanted.” The alien said.</text:p>
      <text:p text:style-name="P8"><text:tab/>“Good.” The other alien replied. “Read the latest data from it and store it in the archives. I want to keep tabs on this one. He’s been in contact with a Grey, I want to know everything they’ve been up to.”</text:p>
      <text:p text:style-name="P8"><text:tab/>“Understood.” The first alien replied. He ran the scanner over Joe’s body a second time capturing all of the data he could.</text:p>
      <text:p text:style-name="P8"><text:tab/>Joe began to wake up. “Wha?” He started to say.</text:p>
      <text:p text:style-name="P8"><text:soft-page-break/><text:tab/>“Sedate him, quickly!” The first alien with the scanning device said.</text:p>
      <text:p text:style-name="P8"><text:tab/>The second alien grabbed a syringe and injected Joe with some form of blue medicine. He fell back asleep. “That was close.” He said. “He cannot know we have taken him from his ho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2-24T07:58:58.946989481">02/2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4T07:58:58.864215374</dc:date>
    <meta:editing-duration>PT28M46S</meta:editing-duration>
    <meta:editing-cycles>13</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17" meta:word-count="385" meta:character-count="2113" meta:non-whitespace-character-count="1734"/>
  </office:meta>
</office:document-meta>
</file>